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  <style:style style:name="P22" style:family="paragraph">
      <style:paragraph-properties fo:line-height="100.00%" fo:text-align="left" fo:margin-bottom="10.00pt"/>
    </style:style>
    <style:style style:name="P2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++ via Visual Studio</text:span></text:p>
      <text:p text:style-name="P1"><text:span text:style-name="T1">go to url:</text:span></text:p>
      <text:p text:style-name="P1"><text:a xlink:href="https://www.visualstudio.com/en-us/downloads/download-visual-studio-vs#DownloadFamilies_2"><text:span text:style-name="T2">https://www.visualstudio.com/en-us/downloads/download-visual-studio-vs#DownloadFamilies_2</text:span></text:a><text:span text:style-name="T3"/></text:p>
      <text:p text:style-name="P1"><text:span text:style-name="T3"/></text:p>
      <text:p text:style-name="P2"><draw:frame text:anchor-type="as-char" svg:width="152.40mm" svg:height="131.76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Select Visual Studio 2015</text:span></text:p>
      <text:p text:style-name="P3"><text:span text:style-name="T3"/></text:p>
      <text:p text:style-name="P4"><draw:frame text:anchor-type="as-char" svg:width="79.38mm" svg:height="100.28mm" style:rel-width="scale" style:rel-height="scale"><draw:object-ole xlink:href="OleObj2"/><draw:image xlink:href="ObjectReplacements/OleObj2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>I chose ISO rather than the Web Installer so that I could put the install package onto GitHub</text:span></text:p>
      <text:p text:style-name="P6"><draw:frame text:anchor-type="as-char" svg:width="118.53mm" svg:height="85.46mm" style:rel-width="scale" style:rel-height="scale"><draw:object-ole xlink:href="OleObj3"/><draw:image xlink:href="ObjectReplacements/OleObj3"/></draw:frame><text:span text:style-name="T3"/></text:p>
      <text:p text:style-name="P7"><text:span text:style-name="T3">Of course save the FIle to the Downloads direcoty</text:span></text:p>
      <text:p text:style-name="P7"><text:span text:style-name="T3"/></text:p>
      <text:p text:style-name="P7"><text:span text:style-name="T3">Or not, as the ISO would take hours</text:span></text:p>
      <text:p text:style-name="P7"><text:span text:style-name="T3">download the Web Installer</text:span></text:p>
      <text:p text:style-name="P8"><draw:frame text:anchor-type="as-char" svg:width="70.91mm" svg:height="102.66mm" style:rel-width="scale" style:rel-height="scale"><draw:object-ole xlink:href="OleObj4"/><draw:image xlink:href="ObjectReplacements/OleObj4"/></draw:frame><text:span text:style-name="T3"/></text:p>
      <text:p text:style-name="P9"><text:span text:style-name="T3"/></text:p>
      <text:p text:style-name="P10"><draw:frame text:anchor-type="as-char" svg:width="118.53mm" svg:height="52.39mm" style:rel-width="scale" style:rel-height="scale"><draw:object-ole xlink:href="OleObj5"/><draw:image xlink:href="ObjectReplacements/OleObj5"/></draw:frame><text:span text:style-name="T3"/></text:p>
      <text:p text:style-name="P11"><text:span text:style-name="T3">and of course save the file</text:span></text:p>
      <text:p text:style-name="P11"><text:span text:style-name="T3">On Firefox</text:span></text:p>
      <text:p text:style-name="P12"><draw:frame text:anchor-type="as-char" svg:width="110.33mm" svg:height="70.11mm" style:rel-width="scale" style:rel-height="scale"><draw:object-ole xlink:href="OleObj6"/><draw:image xlink:href="ObjectReplacements/OleObj6"/></draw:frame><text:span text:style-name="T3"/></text:p>
      <text:p text:style-name="P13"><text:span text:style-name="T3">go to Downloads and slect the vs_community.exe Web Installer</text:span></text:p>
      <text:p text:style-name="P14"><draw:frame text:anchor-type="as-char" svg:width="109.01mm" svg:height="83.61mm" style:rel-width="scale" style:rel-height="scale"><draw:object-ole xlink:href="OleObj7"/><draw:image xlink:href="ObjectReplacements/OleObj7"/></draw:frame><text:span text:style-name="T3"/></text:p>
      <text:p text:style-name="P15"><text:span text:style-name="T3">Run the installer program</text:span></text:p>
      <text:p text:style-name="P15"><text:span text:style-name="T3"/></text:p>
      <text:p text:style-name="P16"><draw:frame text:anchor-type="as-char" svg:width="121.44mm" svg:height="134.67mm" style:rel-width="scale" style:rel-height="scale"><draw:object-ole xlink:href="OleObj8"/><draw:image xlink:href="ObjectReplacements/OleObj8"/></draw:frame><text:span text:style-name="T3"/></text:p>
      <text:p text:style-name="P17"><text:span text:style-name="T3">Select Instal on the bottom right of this dialog.</text:span></text:p>
      <text:p text:style-name="P17"><text:span text:style-name="T3">When the executable dialog appears, select Run</text:span></text:p>
      <text:p text:style-name="P17"><text:span text:style-name="T3"><text:s/>- this dialog can not be saved via print screen so is not shown here.</text:span></text:p>
      <text:p text:style-name="P17"><text:span text:style-name="T3"/></text:p>
      <text:p text:style-name="P18"><draw:frame text:anchor-type="as-char" svg:width="121.71mm" svg:height="167.22mm" style:rel-width="scale" style:rel-height="scale"><draw:object-ole xlink:href="OleObj9"/><draw:image xlink:href="ObjectReplacements/OleObj9"/></draw:frame><text:span text:style-name="T3"/></text:p>
      <text:p text:style-name="P19"><text:span text:style-name="T3">Select install and watch the ride</text:span></text:p>
      <text:p text:style-name="P20"><draw:frame text:anchor-type="as-char" svg:width="121.44mm" svg:height="167.48mm" style:rel-width="scale" style:rel-height="scale"><draw:object-ole xlink:href="OleObj10"/><draw:image xlink:href="ObjectReplacements/OleObj10"/></draw:frame><text:span text:style-name="T3"/></text:p>
      <text:p text:style-name="P21"><text:span text:style-name="T3"/></text:p>
      <text:p text:style-name="P22"><draw:frame text:anchor-type="as-char" svg:width="121.18mm" svg:height="163.78mm" style:rel-width="scale" style:rel-height="scale"><draw:object-ole xlink:href="OleObj11"/><draw:image xlink:href="ObjectReplacements/OleObj11"/></draw:frame><text:span text:style-name="T3"/></text:p>
      <text:p text:style-name="P23"><text:span text:style-name="T3">And Restar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